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2,C4,C11,C15,C16,C17,C18,C19,C20,C21,C22,C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6" calcext:value-type="float">
            <text:p>2.6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5,C6,C8,C9,C10,C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1.2" calcext:value-type="float">
            <text:p>1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7,C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8" calcext:value-type="float">
            <text:p>0.8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2" calcext:value-type="float">
            <text:p>0.2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8" calcext:value-type="float">
            <text:p>0.8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175" calcext:value-type="float">
            <text:p>0.5175</text:p>
          </table:table-cell>
          <table:table-cell table:style-name="ce3"/>
          <table:table-cell table:style-name="ce5" table:formula="of:=IF([.F8]=&quot;UC&quot;;1;0)" office:value-type="float" office:value="0" calcext:value-type="float">
            <text:p>0</text:p>
          </table:table-cell>
          <table:table-cell table:style-name="ce5" table:formula="of:=([.E8] * [.J8] * NOT([.P8]) * ([.B8] * [.H8]))" office:value-type="float" office:value="0" calcext:value-type="float">
            <text:p>0</text:p>
          </table:table-cell>
          <table:table-cell table:style-name="ce5" table:formula="of:=([.E8] * NOT([.J8]) * NOT([.P8]) * ([.B8] * [.H8]))" office:value-type="float" office:value="0.5175" calcext:value-type="float">
            <text:p>0.5175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9]=&quot;UC&quot;;1;0)" office:value-type="float" office:value="1" calcext:value-type="float">
            <text:p>1</text:p>
          </table:table-cell>
          <table:table-cell table:style-name="ce5" table:formula="of:=([.E9] * [.J9] * NOT([.P9]) * ([.B9] * [.H9]))" office:value-type="float" office:value="1.2" calcext:value-type="float">
            <text:p>1.2</text:p>
          </table:table-cell>
          <table:table-cell table:style-name="ce5" table:formula="of:=([.E9] * NOT([.J9]) * NOT([.P9]) * ([.B9] * [.H9]))" office:value-type="float" office:value="0" calcext:value-type="float">
            <text:p>0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0]=&quot;UC&quot;;1;0)" office:value-type="float" office:value="0" calcext:value-type="float">
            <text:p>0</text:p>
          </table:table-cell>
          <table:table-cell table:style-name="ce5" table:formula="of:=([.E10] * [.J10] * NOT([.P10]) * ([.B10] * [.H10]))" office:value-type="float" office:value="0" calcext:value-type="float">
            <text:p>0</text:p>
          </table:table-cell>
          <table:table-cell table:style-name="ce5" table:formula="of:=([.E10] * NOT([.J10]) * NOT([.P10]) * ([.B10] * [.H10]))" office:value-type="float" office:value="0.851" calcext:value-type="float">
            <text:p>0.851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1]=&quot;UC&quot;;1;0)" office:value-type="float" office:value="1" calcext:value-type="float">
            <text:p>1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" calcext:value-type="float">
            <text:p>0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0.9" calcext:value-type="float">
            <text:p>0.9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5,J6,J7,J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0.6" calcext:value-type="float">
            <text:p>0.6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" calcext:value-type="float">
            <text:p>0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6105" calcext:value-type="float">
            <text:p>2.6105</text:p>
          </table:table-cell>
          <table:table-cell table:style-name="ce3"/>
          <table:table-cell table:style-name="ce5" table:formula="of:=IF([.F15]=&quot;UC&quot;;1;0)" office:value-type="float" office:value="0" calcext:value-type="float">
            <text:p>0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2.6105" calcext:value-type="float">
            <text:p>2.6105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565" calcext:value-type="float">
            <text:p>0.356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0.713" calcext:value-type="float">
            <text:p>0.713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0.667" calcext:value-type="float">
            <text:p>0.667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506" calcext:value-type="float">
            <text:p>0.506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0.506" calcext:value-type="float">
            <text:p>0.506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9]=&quot;UC&quot;;1;0)" office:value-type="float" office:value="1" calcext:value-type="float">
            <text:p>1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0" calcext:value-type="float">
            <text:p>0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string" calcext:value-type="string">
            <text:p>Resistor_THT:R_Axial_DIN0207_L6.3mm_D2.5mm_P5.08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7,R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5.08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1]=&quot;UC&quot;;1;0)" office:value-type="float" office:value="0" calcext:value-type="float">
            <text:p>0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3" calcext:value-type="float">
            <text:p>3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1" calcext:value-type="float">
            <text:p>1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5xN</text:p>
          </table:table-cell>
          <table:table-cell table:style-name="ce2" office:value-type="string" calcext:value-type="string">
            <text:p>Package_DIP:DIP-8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5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3" calcext:value-type="float">
            <text:p>3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5]=&quot;UC&quot;;1;0)" office:value-type="float" office:value="0" calcext:value-type="float">
            <text:p>0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.5405" calcext:value-type="float">
            <text:p>0.5405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36]=&quot;UC&quot;;1;0)" office:value-type="float" office:value="1" calcext:value-type="float">
            <text:p>1</text:p>
          </table:table-cell>
          <table:table-cell table:style-name="ce5" table:formula="of:=([.E36] * [.J36] * NOT([.P36]) * ([.B36] * [.H36]))" office:value-type="float" office:value="0" calcext:value-type="float">
            <text:p>0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4.8" calcext:value-type="float">
            <text:p>4.8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Package_SO:SOP-18_7x12.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GELCT-ND</text:p>
          </table:table-cell>
          <table:table-cell table:style-name="ce2" office:value-type="string" calcext:value-type="string">
            <text:p>TBD62783AFG,EL</text:p>
          </table:table-cell>
          <table:table-cell table:style-name="ce2" office:value-type="float" office:value="4.876" calcext:value-type="float">
            <text:p>4.876</text:p>
          </table:table-cell>
          <table:table-cell table:style-name="ce3"/>
          <table:table-cell table:style-name="ce5" table:formula="of:=IF([.F37]=&quot;UC&quot;;1;0)" office:value-type="float" office:value="0" calcext:value-type="float">
            <text:p>0</text:p>
          </table:table-cell>
          <table:table-cell table:style-name="ce5" table:formula="of:=([.E37] * [.J37] * NOT([.P37]) * ([.B37] * [.H37]))" office:value-type="float" office:value="0" calcext:value-type="float">
            <text:p>0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38]=&quot;UC&quot;;1;0)" office:value-type="float" office:value="0" calcext:value-type="float">
            <text:p>0</text:p>
          </table:table-cell>
          <table:table-cell table:style-name="ce5" table:formula="of:=([.E38] * [.J38] * NOT([.P38]) * ([.B38] * [.H38]))" office:value-type="float" office:value="0" calcext:value-type="float">
            <text:p>0</text:p>
          </table:table-cell>
          <table:table-cell table:style-name="ce5" table:formula="of:=([.E38] * NOT([.J38]) * NOT([.P38]) * ([.B38] * [.H38]))" office:value-type="float" office:value="0" calcext:value-type="float">
            <text:p>0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39]=&quot;UC&quot;;1;0)" office:value-type="float" office:value="0" calcext:value-type="float">
            <text:p>0</text:p>
          </table:table-cell>
          <table:table-cell table:style-name="ce5" table:formula="of:=([.E39] * [.J39] * NOT([.P39]) * ([.B39] * [.H39]))" office:value-type="float" office:value="0" calcext:value-type="float">
            <text:p>0</text:p>
          </table:table-cell>
          <table:table-cell table:style-name="ce5" table:formula="of:=([.E39] * NOT([.J39]) * NOT([.P39]) * ([.B39] * [.H39]))" office:value-type="float" office:value="0" calcext:value-type="float">
            <text:p>0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0]=&quot;UC&quot;;1;0)" office:value-type="float" office:value="0" calcext:value-type="float">
            <text:p>0</text:p>
          </table:table-cell>
          <table:table-cell table:style-name="ce5" table:formula="of:=([.E40] * [.J40] * NOT([.P40]) * ([.B40] * [.H40]))" office:value-type="float" office:value="0" calcext:value-type="float">
            <text:p>0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0" calcext:value-type="float">
            <text:p>0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1]=&quot;UC&quot;;1;0)" office:value-type="float" office:value="0" calcext:value-type="float">
            <text:p>0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0" calcext:value-type="float">
            <text:p>0</text:p>
          </table:table-cell>
          <table:table-cell table:style-name="ce5" table:formula="of:=(NOT([.J41]) * NOT([.E41]) * NOT([.P41]) * ([.B41] * [.H4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2]=&quot;UC&quot;;1;0)" office:value-type="float" office:value="0" calcext:value-type="float">
            <text:p>0</text:p>
          </table:table-cell>
          <table:table-cell table:style-name="ce5" table:formula="of:=([.E42] * [.J42] * NOT([.P42]) * ([.B42] * [.H42]))" office:value-type="float" office:value="0" calcext:value-type="float">
            <text:p>0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1.2" calcext:value-type="float">
            <text:p>11.2</text:p>
          </table:table-cell>
          <table:table-cell table:style-name="ce3" table:formula="of:=SUM([.L2:.L48])" office:value-type="float" office:value="7.13" calcext:value-type="float">
            <text:p>7.13</text:p>
          </table:table-cell>
          <table:table-cell table:style-name="ce3" table:formula="of:=SUM([.M2:.M48])" office:value-type="float" office:value="8.9" calcext:value-type="float">
            <text:p>8.9</text:p>
          </table:table-cell>
          <table:table-cell table:style-name="ce3" table:formula="of:=SUM([.N2:.N48]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1.2" calcext:value-type="float">
            <text:p>11.2</text:p>
          </table:table-cell>
          <table:table-cell table:style-name="ce7" table:formula="of:=[.M49]" office:value-type="float" office:value="8.9" calcext:value-type="float">
            <text:p>8.9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7.13" calcext:value-type="float">
            <text:p>7.13</text:p>
          </table:table-cell>
          <table:table-cell table:style-name="ce8" table:formula="of:=[.N49]" office:value-type="float" office:value="19.504" calcext:value-type="float">
            <text:p>19.504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75.138" calcext:value-type="float">
            <text:p>75.138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18.33" calcext:value-type="float">
            <text:p>18.33</text:p>
          </table:table-cell>
          <table:table-cell table:style-name="ce9" table:formula="of:=SUM([.L54:.L55])" office:value-type="float" office:value="28.404" calcext:value-type="float">
            <text:p>28.404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46.734" calcext:value-type="float">
            <text:p>46.734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6:00:47.727283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16:02:39.544953875</dc:date>
    <meta:editing-duration>PT58M1S</meta:editing-duration>
    <meta:editing-cycles>63</meta:editing-cycles>
    <meta:generator>LibreOffice/25.8.0.4$Linux_X86_64 LibreOffice_project/580$Build-4</meta:generator>
    <meta:document-statistic meta:table-count="1" meta:cell-count="591" meta:object-count="0"/>
  </office:meta>
</office:document-meta>
</file>